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Ligera" style:font-pitch="variable"/>
    <style:font-face style:name="Noto Sans2" svg:font-family="'Noto Sans'" style:font-adornments="Negra" style:font-pitch="variable"/>
    <style:font-face style:name="Noto Sans3" svg:font-family="'Noto Sans'" style:font-family-generic="system" style:font-pitch="variable"/>
    <style:font-face style:name="Noto Sans4" svg:font-family="'Noto Sans'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_5f_-subtitle">
      <style:graphic-properties draw:auto-grow-height="true" fo:min-height="12.751cm"/>
      <style:paragraph-properties style:writing-mode="lr-tb"/>
    </style:style>
    <style:style style:name="pr5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r6" style:family="presentation" style:parent-style-name="Vivid1_5f_-title">
      <style:graphic-properties fo:min-height="2.751cm"/>
      <style:paragraph-properties style:writing-mode="lr-tb"/>
    </style:style>
    <style:style style:name="pr7" style:family="presentation" style:parent-style-name="Vivid1_5f_-subtitle">
      <style:graphic-properties draw:fill-color="#ffffff" fo:min-height="9.75cm"/>
      <style:paragraph-properties style:writing-mode="lr-tb"/>
    </style:style>
    <style:style style:name="pr8" style:family="presentation" style:parent-style-name="Vivid1_5f_-notes">
      <style:graphic-properties draw:fill-color="#ffffff" fo:min-height="12.464cm"/>
      <style:paragraph-properties style:writing-mode="lr-tb"/>
    </style:style>
    <style:style style:name="pr9" style:family="presentation" style:parent-style-name="Vivid1_5f_-outline1">
      <style:graphic-properties fo:min-height="9.751cm"/>
      <style:paragraph-properties style:writing-mode="lr-tb"/>
    </style:style>
    <style:style style:name="pr10" style:family="presentation" style:parent-style-name="Vivid1_5f_-subtitle">
      <style:graphic-properties draw:fill-color="#ffffff" fo:min-height="12.75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7pt"/>
    </style:style>
    <style:style style:name="P3" style:family="paragraph">
      <loext:graphic-properties draw:fill-color="#ffffff"/>
      <style:paragraph-properties style:writing-mode="lr-tb"/>
      <style:text-properties fo:font-size="18pt" fo:language="en" fo:country="US" style:font-size-asian="18pt" style:font-size-complex="18pt"/>
    </style:style>
    <style:style style:name="P4" style:family="paragraph">
      <loext:graphic-properties draw:fill-color="#ffffff"/>
    </style:style>
    <style:style style:name="P5" style:family="paragraph">
      <style:paragraph-properties fo:text-align="start">
        <style:tab-stops/>
      </style:paragraph-properties>
    </style:style>
    <style:style style:name="P6" style:family="paragraph">
      <style:paragraph-properties fo:margin-left="0cm" fo:margin-right="0cm" fo:margin-top="0cm" fo:margin-bottom="0.372cm" fo:text-indent="0cm"/>
    </style:style>
    <style:style style:name="P7" style:family="paragraph">
      <style:text-properties fo:font-size="32pt"/>
    </style:style>
    <style:style style:name="P8" style:family="paragraph">
      <loext:graphic-properties draw:fill-color="#ffffff"/>
      <style:text-properties fo:font-size="32pt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language="en" fo:country="US"/>
    </style:style>
    <style:style style:name="T2" style:family="text">
      <style:text-properties fo:font-size="27pt"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.25cm" svg:y="0.75cm" presentation:class="title">
          <draw:text-box>
            <text:p text:style-name="P1"><text:span text:style-name="T1">Basics of HPC for researchers</text:span></text:p>
          </draw:text-box>
        </draw:frame>
        <draw:frame presentation:style-name="pr2" draw:text-style-name="P2" draw:layer="layout" svg:width="25cm" svg:height="3.25cm" svg:x="1.25cm" svg:y="10.75cm" presentation:class="subtitle">
          <draw:text-box>
            <text:p><text:span text:style-name="T2">IAP Activity 2022 – Day 2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_5f_" presentation:presentation-page-layout-name="AL2T32" presentation:use-date-time-name="dtd1">
        <office:forms form:automatic-focus="false" form:apply-design-mode="false"/>
        <draw:frame presentation:style-name="pr4" draw:layer="layout" svg:width="25cm" svg:height="12.751cm" svg:x="1.5cm" svg:y="0.25cm" presentation:class="subtitle">
          <draw:text-box>
            <text:p>Immproving Implementations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_5f_" presentation:presentation-page-layout-name="AL1T0" presentation:use-date-time-name="dtd1">
        <office:forms form:automatic-focus="false" form:apply-design-mode="false"/>
        <draw:frame presentation:style-name="pr6" draw:layer="layout" svg:width="25cm" svg:height="2.75cm" svg:x="1.5cm" svg:y="0.25cm" presentation:class="title">
          <draw:text-box>
            <text:p>Our first experiment</text:p>
          </draw:text-box>
        </draw:frame>
        <draw:frame presentation:style-name="pr7" draw:text-style-name="P4" draw:layer="layout" svg:width="25cm" svg:height="9.75cm" svg:x="1.5cm" svg:y="4cm" presentation:class="subtitle" presentation:user-transformed="true">
          <draw:text-box>
            <text:p>experiment_1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_5f_" presentation:presentation-page-layout-name="AL3T1" presentation:use-date-time-name="dtd1">
        <office:forms form:automatic-focus="false" form:apply-design-mode="false"/>
        <draw:frame presentation:style-name="pr6" draw:layer="layout" svg:width="25cm" svg:height="2.75cm" svg:x="1.5cm" svg:y="0.25cm" presentation:class="title">
          <draw:text-box>
            <text:p>Solution 1: External calls</text:p>
          </draw:text-box>
        </draw:frame>
        <draw:frame presentation:style-name="pr9" draw:layer="layout" svg:width="25cm" svg:height="9.75cm" svg:x="1.5cm" svg:y="4cm" presentation:class="outline">
          <draw:text-box>
            <text:list text:style-name="L2">
              <text:list-item>
                <text:p>It takes time to the interpreter to simply “understand” the content of a line of code</text:p>
              </text:list-item>
              <text:list-item>
                <text:p>We can “package” our function and transform it into machine code</text:p>
              </text:list-item>
              <text:list-item>
                <text:p>Now we call our block of machine code (which contains the for loop) from python and we only pay the “interpretation cost” once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_5f_" presentation:presentation-page-layout-name="AL3T1" presentation:use-date-time-name="dtd1">
        <office:forms form:automatic-focus="false" form:apply-design-mode="false"/>
        <draw:frame presentation:style-name="pr6" draw:layer="layout" svg:width="25cm" svg:height="2.75cm" svg:x="1.5cm" svg:y="0.25cm" presentation:class="title">
          <draw:text-box>
            <text:p>Solution 1: numpy</text:p>
          </draw:text-box>
        </draw:frame>
        <draw:frame presentation:style-name="pr9" draw:layer="layout" svg:width="25cm" svg:height="9.75cm" svg:x="1.5cm" svg:y="4cm" presentation:class="outline">
          <draw:text-box>
            <text:list text:style-name="L2">
              <text:list-item>
                <text:p>Numpy is a collection of common functions already compiled into machine code</text:p>
              </text:list-item>
              <text:list-item>
                <text:p>You don’t waste your time compiling anything</text:p>
              </text:list-item>
              <text:list-item>
                <text:p>It starts instantly</text:p>
              </text:list-item>
              <text:list-item>
                <text:p>You are limited to functions that numpy developers think are common enough. If it grew too big, it would become long for people to install.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_5f_" presentation:presentation-page-layout-name="AL3T1" presentation:use-date-time-name="dtd1">
        <office:forms form:automatic-focus="false" form:apply-design-mode="false"/>
        <draw:frame presentation:style-name="pr6" draw:layer="layout" svg:width="25cm" svg:height="2.75cm" svg:x="1.5cm" svg:y="0.25cm" presentation:class="title">
          <draw:text-box>
            <text:p>Solution 1: numpy</text:p>
          </draw:text-box>
        </draw:frame>
        <draw:frame presentation:style-name="pr9" draw:layer="layout" svg:width="25cm" svg:height="9.75cm" svg:x="1.5cm" svg:y="4cm" presentation:class="outline">
          <draw:text-box>
            <text:list text:style-name="L2">
              <text:list-item>
                <text:p>Numpy is just one example of such concept.</text:p>
              </text:list-item>
              <text:list-item>
                <text:p>Will usually require some thoughts on how to turn what you want into a sequence of numpy functions.</text:p>
              </text:list-item>
              <text:list-item>
                <text:p>This gets easier as you learn more about the library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_5f_" presentation:presentation-page-layout-name="AL3T1" presentation:use-date-time-name="dtd1">
        <office:forms form:automatic-focus="false" form:apply-design-mode="false"/>
        <draw:frame presentation:style-name="pr6" draw:layer="layout" svg:width="25cm" svg:height="2.75cm" svg:x="1.5cm" svg:y="0.25cm" presentation:class="title">
          <draw:text-box>
            <text:p>Solution 2: numba</text:p>
          </draw:text-box>
        </draw:frame>
        <draw:frame presentation:style-name="pr9" draw:layer="layout" svg:width="25cm" svg:height="9.75cm" svg:x="1.5cm" svg:y="4cm" presentation:class="outline">
          <draw:text-box>
            <text:list text:style-name="L2">
              <text:list-item>
                <text:p>Can we do better ?</text:p>
              </text:list-item>
              <text:list-item>
                <text:p>What we would like is to turn the whole function into machine code instead of a combination of pre-compiled blocks</text:p>
              </text:list-item>
              <text:list-item>
                <text:p>This is what numba does</text:p>
              </text:list-item>
              <text:list-item>
                <text:p>Python is so flexible as a language that only a subset can be compiled</text:p>
              </text:list-item>
              <text:list-item>
                <text:p>You might have to rewrite some of your code to make sure you don’t use forbidden python features</text:p>
              </text:list-item>
              <text:list-item>
                <text:p>Supports most of numpy functions!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_5f_" presentation:presentation-page-layout-name="AL3T1" presentation:use-date-time-name="dtd1">
        <office:forms form:automatic-focus="false" form:apply-design-mode="false"/>
        <draw:frame presentation:style-name="pr6" draw:layer="layout" svg:width="25cm" svg:height="2.75cm" svg:x="1.5cm" svg:y="0.25cm" presentation:class="title">
          <draw:text-box>
            <text:p>How to chose between the two ?</text:p>
          </draw:text-box>
        </draw:frame>
        <draw:frame presentation:style-name="pr9" draw:layer="layout" svg:width="25cm" svg:height="9.75cm" svg:x="1.5cm" svg:y="4cm" presentation:class="outline">
          <draw:text-box>
            <text:list text:style-name="L3">
              <text:list-item>
                <text:p>Most of the time it’s faster to write in numpy so this should be your starting point</text:p>
              </text:list-item>
              <text:list-item>
                <text:p>In many cases numpy will be faster</text:p>
              </text:list-item>
              <text:list-item>
                <text:p>If after profiling, you identified that this it is indeed a critical portion of your code</text:p>
              </text:list-item>
              <text:list-item>
                <text:p>if you have a good reason why you should be able to be faster than what numpy is currently offering you</text:p>
              </text:list-item>
              <text:list-item>
                <text:p>Only then you should consider using numba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_5f_" presentation:presentation-page-layout-name="AL1T0" presentation:use-date-time-name="dtd1">
        <office:forms form:automatic-focus="false" form:apply-design-mode="false"/>
        <draw:frame presentation:style-name="pr6" draw:layer="layout" svg:width="25cm" svg:height="2.75cm" svg:x="1.5cm" svg:y="0.25cm" presentation:class="title" presentation:placeholder="true">
          <draw:text-box/>
        </draw:frame>
        <draw:frame presentation:style-name="pr7" draw:text-style-name="P4" draw:layer="layout" svg:width="25cm" svg:height="9.75cm" svg:x="1.5cm" svg:y="4cm" presentation:class="subtitle">
          <draw:text-box>
            <text:p>numba_faster_than_numpy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_5f_" presentation:presentation-page-layout-name="AL3T1" presentation:use-date-time-name="dtd1">
        <office:forms form:automatic-focus="false" form:apply-design-mode="false"/>
        <draw:frame presentation:style-name="pr6" draw:layer="layout" svg:width="25cm" svg:height="2.75cm" svg:x="1.5cm" svg:y="0.25cm" presentation:class="title">
          <draw:text-box>
            <text:p>So when is numba faster than numpy ?</text:p>
          </draw:text-box>
        </draw:frame>
        <draw:frame presentation:style-name="pr9" draw:layer="layout" svg:width="25cm" svg:height="9.75cm" svg:x="1.5cm" svg:y="4cm" presentation:class="outline">
          <draw:text-box>
            <text:list text:style-name="L2">
              <text:list-item>
                <text:p>Your code is composed of many numpy functions (includes simple mathematical operators) on large arrays. Every time the computer has to:</text:p>
                <text:list>
                  <text:list-item>
                    <text:p>Create an array to store the intermediate result</text:p>
                  </text:list-item>
                  <text:list-item>
                    <text:p>Iterate through the input array</text:p>
                  </text:list-item>
                  <text:list-item>
                    <text:p>For each entry perform a single simple operation</text:p>
                  </text:list-item>
                  <text:list-item>
                    <text:p>Write the result to a temporary array</text:p>
                  </text:list-item>
                </text:list>
              </text:list-item>
              <text:list-item>
                <text:p>This adds to to many superfluous read/writes to the RAM</text:p>
              </text:list-item>
              <text:list-item>
                <text:p>This might actually cause you to run out of it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_5f_" presentation:presentation-page-layout-name="AL1T0" presentation:use-date-time-name="dtd1">
        <office:forms form:automatic-focus="false" form:apply-design-mode="false"/>
        <draw:frame presentation:style-name="pr6" draw:layer="layout" svg:width="25cm" svg:height="2.75cm" svg:x="1.5cm" svg:y="0.25cm" presentation:class="title">
          <draw:text-box>
            <text:p>Allocation and initialization takes time</text:p>
          </draw:text-box>
        </draw:frame>
        <draw:frame presentation:style-name="pr7" draw:text-style-name="P4" draw:layer="layout" svg:width="25cm" svg:height="9.75cm" svg:x="1.5cm" svg:y="4cm" presentation:class="subtitle">
          <draw:text-box>
            <text:p>memory_allocation_is_slow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_5f_" presentation:presentation-page-layout-name="AL3T1" presentation:use-date-time-name="dtd1">
        <office:forms form:automatic-focus="false" form:apply-design-mode="false"/>
        <draw:frame presentation:style-name="pr6" draw:layer="layout" svg:width="25cm" svg:height="2.75cm" svg:x="1.5cm" svg:y="0.25cm" presentation:class="title">
          <draw:text-box>
            <text:p>Allocation and initialization takes time</text:p>
          </draw:text-box>
        </draw:frame>
        <draw:frame presentation:style-name="pr9" draw:layer="layout" svg:width="25cm" svg:height="9.75cm" svg:x="1.5cm" svg:y="4cm" presentation:class="outline" presentation:user-transformed="true">
          <draw:text-box>
            <text:list text:style-name="L2">
              <text:list-item>
                <text:p>Memory allocation (making space to store a new array) takes time</text:p>
              </text:list-item>
              <text:list-item>
                <text:p>It involves:</text:p>
                <text:list>
                  <text:list-item>
                    <text:p>Pausing the program</text:p>
                  </text:list-item>
                  <text:list-item>
                    <text:p>Calling the operating system</text:p>
                  </text:list-item>
                  <text:list-item>
                    <text:p>Checking if there is enough free RAM on the computer to store that array</text:p>
                  </text:list-item>
                  <text:list-item>
                    <text:p>Find a contiguous piece of ram to place that array</text:p>
                  </text:list-item>
                  <text:list-item>
                    <text:p>Sometimes the OS even have to copy around other arrays to make space for a large one</text:p>
                  </text:list-item>
                </text:list>
                <text:p/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1_5f_" presentation:presentation-page-layout-name="AL3T1" presentation:use-date-time-name="dtd1">
        <office:forms form:automatic-focus="false" form:apply-design-mode="false"/>
        <draw:frame presentation:style-name="pr6" draw:layer="layout" svg:width="25cm" svg:height="2.75cm" svg:x="1.5cm" svg:y="0.25cm" presentation:class="title">
          <draw:text-box>
            <text:p text:style-name="P5">Allocation and initialization takes time</text:p>
          </draw:text-box>
        </draw:frame>
        <draw:frame presentation:style-name="pr9" draw:layer="layout" svg:width="25cm" svg:height="9.75cm" svg:x="1.5cm" svg:y="4cm" presentation:class="outline">
          <draw:text-box>
            <text:list text:style-name="L2">
              <text:list-item>
                <text:p text:style-name="P6">Most array creation methods initialize values which involves iterating through the whole array</text:p>
              </text:list-item>
              <text:list-item>
                <text:p text:style-name="P6">If you know you are going to write sometime to this array you can use `np.empty` to get an array with whatever values where in the RAM</text:p>
              </text:list-item>
              <text:list-item>
                <text:p text:style-name="P6">Try to find ways to reuse arrays you don’t need anymore if possible</text:p>
              </text:list-item>
              <text:list-item>
                <text:p text:style-name="P6">Most operations (numpy and others) support a way to write the output to an existing array instead of creating a new one by default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3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1_5f_" presentation:presentation-page-layout-name="AL2T32" presentation:use-date-time-name="dtd1">
        <office:forms form:automatic-focus="false" form:apply-design-mode="false"/>
        <draw:frame presentation:style-name="pr6" draw:layer="layout" svg:width="25cm" svg:height="2.75cm" svg:x="1.5cm" svg:y="0.25cm" presentation:class="title">
          <draw:text-box>
            <text:p>Exercise break</text:p>
          </draw:text-box>
        </draw:frame>
        <draw:frame presentation:style-name="pr10" draw:text-style-name="P8" draw:layer="layout" svg:width="25cm" svg:height="12.751cm" svg:x="1.27cm" svg:y="2.54cm" presentation:class="subtitle" presentation:user-transformed="true">
          <draw:text-box>
            <text:p text:style-name="P7">little_exercise_1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4" presentation:class="page"/>
          <draw:frame presentation:style-name="pr8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1_5f_" presentation:presentation-page-layout-name="AL1T0" presentation:use-date-time-name="dtd1">
        <office:forms form:automatic-focus="false" form:apply-design-mode="false"/>
        <draw:frame presentation:style-name="pr6" draw:layer="layout" svg:width="25cm" svg:height="2.75cm" svg:x="1.5cm" svg:y="0.25cm" presentation:class="title">
          <draw:text-box>
            <text:p>Pay attention to types</text:p>
          </draw:text-box>
        </draw:frame>
        <draw:frame presentation:style-name="pr7" draw:text-style-name="P4" draw:layer="layout" svg:width="25cm" svg:height="9.75cm" svg:x="1.5cm" svg:y="4cm">
          <draw:text-box>
            <text:p>data_types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5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Ligera" style:font-pitch="variable"/>
    <style:font-face style:name="Noto Sans2" svg:font-family="'Noto Sans'" style:font-adornments="Negra" style:font-pitch="variable"/>
    <style:font-face style:name="Noto Sans3" svg:font-family="'Noto Sans'" style:font-family-generic="system" style:font-pitch="variable"/>
    <style:font-face style:name="Noto Sans4" svg:font-family="'Noto Sans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4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oto Sans4" fo:font-family="'Noto Sans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Noto Sans4" fo:font-family="'Noto Sans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3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Noto Sans4" fo:font-family="'Noto Sans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Noto Sans4" fo:font-family="'Noto Sans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Noto Sans1" fo:font-family="'Noto Sans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4" fo:font-family="'Noto Sans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3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Noto Sans4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Noto Sans4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Noto Sans1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4" fo:font-family="'Noto Sans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3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Noto Sans4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Noto Sans2" fo:font-family="'Noto Sans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Noto Sans1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4" fo:font-family="'Noto Sans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3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Noto Sans4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Noto Sans4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Noto Sans1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Accent_20_1">
      <style:graphic-properties fo:min-height="2.8cm" fo:min-width="27.8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office:forms form:automatic-focus="false" form:apply-design-mode="false"/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office:forms form:automatic-focus="false" form:apply-design-mode="false"/>
      <draw:custom-shape draw:style-name="Mgr7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28T14:39:43.653438094</meta:creation-date>
    <meta:editing-duration>PT4H2M43S</meta:editing-duration>
    <meta:editing-cycles>14</meta:editing-cycles>
    <meta:generator>LibreOffice/7.3.6.2$Linux_X86_64 LibreOffice_project/30$Build-2</meta:generator>
    <dc:title>Vivid</dc:title>
    <dc:date>2023-01-06T16:04:45.190232526</dc:date>
    <meta:document-statistic meta:object-count="115"/>
  </office:meta>
</office:document-meta>
</file>